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Heading_20_1">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text-properties officeooo:paragraph-rsid="0011034b"/>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2">
      <style:paragraph-properties fo:margin-top="0in" fo:margin-bottom="0in" loext:contextual-spacing="false"/>
    </style:style>
    <style:style style:name="P25" style:family="paragraph" style:parent-style-name="Text_20_body" style:list-style-name="L13">
      <style:paragraph-properties fo:margin-top="0in" fo:margin-bottom="0in" loext:contextual-spacing="false"/>
    </style:style>
    <style:style style:name="P26" style:family="paragraph" style:parent-style-name="Text_20_body" style:list-style-name="L14">
      <style:paragraph-properties fo:margin-top="0in" fo:margin-bottom="0in" loext:contextual-spacing="false"/>
    </style:style>
    <style:style style:name="T1" style:family="text">
      <style:text-properties officeooo:rsid="000f95eb"/>
    </style:style>
    <style:style style:name="T2" style:family="text">
      <style:text-properties officeooo:rsid="0011034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ranch Conventions and Workflow</text:h>
      <text:p text:style-name="Text_20_body">If you are working on a project where you are not the owner then pretty much all of your work will occur in feature branches.</text:p>
      <text:list xml:id="list590117791113274031" text:style-name="L2">
        <text:list-item>
          <text:p text:style-name="P3"><text:span text:style-name="Source_20_Text">master</text:span></text:p>
          <text:p text:style-name="P3">Always represents a stable release and is updated only when releases are made.</text:p>
        </text:list-item>
        <text:list-item>
          <text:p text:style-name="P3"><text:span text:style-name="Source_20_Text">dev</text:span></text:p>
          <text:p text:style-name="P3">Represents the "trunk" of development. Pretty much all work occurs by merging into <text:span text:style-name="Source_20_Text">dev</text:span>.</text:p>
        </text:list-item>
        <text:list-item>
          <text:p text:style-name="P3"><text:span text:style-name="Source_20_Text">dev-*</text:span></text:p>
          <text:p text:style-name="P3">A feature branch where <text:span text:style-name="Source_20_Text">*</text:span> is the feature name with dash (<text:span text:style-name="Source_20_Text">-</text:span>) separators. The branch/feature name should be informative (e.g. <text:span text:style-name="Source_20_Text">dev-detector-eval</text:span>). Merging a feature branch into <text:span text:style-name="Source_20_Text">dev</text:span> is usually done by the project owner to facilitate code review and integration testing. Ideally the merge occurs in GitHub via a pull request to take advantage of the code review features in GitHub. Fast moving development may see merger via command line through an explicit non-fast-forward merge (<text:span text:style-name="Source_20_Text">git merge --no-ff</text:span>) to mark in the repository history that a feature branch was completed and merged. Extremely rapid development may see the merge via command line through a fast forward merge (<text:span text:style-name="Source_20_Text">git merge</text:span>) which loses in the repository history the completion commit of a feature branch.</text:p>
        </text:list-item>
        <text:list-item>
          <text:p text:style-name="P3"><text:span text:style-name="Source_20_Text">release-*</text:span></text:p>
          <text:p text:style-name="P3">Release branches are the equivalent to <text:span text:style-name="Source_20_Text">integration</text:span> in the autonomy style branching model. Release branches exist to facilitate extended testing of a release before the "trigger is pulled". With continuous integration and testing it is a somewhat less relevant. However, a release branch introduces a sort of review period for a release and the slow nature of that process would likely improve code quality. The use of a release branch is left to the project owner's discretion. The name of the release branch should simply be the version number (e.g. <text:span text:style-name="Source_20_Text">release-0.4.5</text:span>).</text:p>
        </text:list-item>
        <text:list-item>
          <text:p text:style-name="P3"><text:span text:style-name="Source_20_Text">hotfix-*</text:span></text:p>
          <text:p text:style-name="P3">Hotfix branches are for quickly fixing an already-made release that has fallen behind regular development. The idea is to start from the release commit, create a hotfix branch (with an appropriate name a la feature branches), make the fix, merge it into <text:span text:style-name="Source_20_Text">master</text:span>, make a new release, and then merge the fix into <text:span text:style-name="Source_20_Text">dev</text:span> so that it gets integrated into the main development trunk.</text:p>
        </text:list-item>
      </text:list>
      <text:p text:style-name="Standard"/>
      <text:p text:style-name="Standard"/>
      <text:p text:style-name="Standard"/>
      <text:h text:style-name="P2" text:outline-level="1"><text:soft-page-break/>Development Policies and Practices</text:h>
      <text:h text:style-name="Heading_20_1" text:outline-level="1">Git Workflow</text:h>
      <text:p text:style-name="Text_20_body"><text:span text:style-name="Source_20_Text">git</text:span> is used for source version control for all projects. To facilitate collaboration a variant of <text:a xlink:type="simple" xlink:href="http://nvie.com/posts/a-successful-git-branching-model/" text:style-name="Internet_20_link" text:visited-style-name="Visited_20_Internet_20_Link">git flow</text:a> is used. The repository clones on GitHub act as the master copy.</text:p>
      <text:h text:style-name="Heading_20_2" text:outline-level="2"><text:bookmark text:name="user-content-branch-naming"/>Branch Naming</text:h>
      <text:p text:style-name="Text_20_body">Git branches should be divided into the following four categories:</text:p>
      <text:list xml:id="list2399295111341350029" text:style-name="L3">
        <text:list-item>
          <text:p text:style-name="P17"><text:span text:style-name="Strong_20_Emphasis"><text:span text:style-name="Source_20_Text">master</text:span></text:span> branch should be reserved for "production ready" code that has been thoroughly tested, usually in the field, serving as the gold standard of the repo. Don't break <text:span text:style-name="Source_20_Text">master</text:span>. </text:p>
        </text:list-item>
        <text:list-item>
          <text:p text:style-name="P17"><text:span text:style-name="Strong_20_Emphasis"><text:span text:style-name="Source_20_Text">integration</text:span></text:span> branch is for code that has passed unit testing and is ready for I&amp;T with other repos. </text:p>
        </text:list-item>
        <text:list-item>
          <text:p text:style-name="P17"><text:span text:style-name="Strong_20_Emphasis"><text:span text:style-name="Source_20_Text">development</text:span></text:span> branch is the core branch for all development work, and will receive all of the pull requests from <text:span text:style-name="Source_20_Text">dev/</text:span>. </text:p>
        </text:list-item>
        <text:list-item>
          <text:p text:style-name="P17"><text:span text:style-name="Strong_20_Emphasis"><text:span text:style-name="Source_20_Text">dev/</text:span></text:span> branches are for development sandboxes. They can be organized by feature, issue, or really anything else at the discretion of the development team. They do not require oversight or coordination outside of the repo's development team. A best practice to consider is to name the branch <text:span text:style-name="Source_20_Text">dev/{issue_number}_{brief_desc}</text:span>. </text:p>
          <text:list>
            <text:list-item>
              <text:p text:style-name="P17">Examples: r4sa might have <text:span text:style-name="Source_20_Text">dev/42</text:span>, <text:span text:style-name="Source_20_Text">dev/atacnav-ins</text:span>, <text:span text:style-name="Source_20_Text">dev/atk-support</text:span>. </text:p>
            </text:list-item>
          </text:list>
        </text:list-item>
        <text:list-item>
          <text:p text:style-name="P17"><text:span text:style-name="Strong_20_Emphasis"><text:span text:style-name="Source_20_Text">hotfix/</text:span></text:span> branches are for out-of-standard-cycle urgent responses to issues, typically to bugs discovered on <text:span text:style-name="Source_20_Text">master</text:span> (or during field testing of an <text:span text:style-name="Source_20_Text">integration/</text:span> branch?). They apply to any branch. They should be named <text:span text:style-name="Source_20_Text">hotfix/{issue_number}_{brief_desc}</text:span>. </text:p>
          <text:list>
            <text:list-item>
              <text:p text:style-name="P4">Example: <text:span text:style-name="Source_20_Text">hotfix/27_single-usv-patrol</text:span> </text:p>
            </text:list-item>
          </text:list>
        </text:list-item>
      </text:list>
      <text:p text:style-name="Text_20_body"><text:span text:style-name="Strong_20_Emphasis">Only these names / patterns should exist as branches:</text:span></text:p>
      <text:list xml:id="list3798418122745354375" text:style-name="L4">
        <text:list-item>
          <text:p text:style-name="P18"><text:span text:style-name="Source_20_Text">master</text:span> </text:p>
        </text:list-item>
        <text:list-item>
          <text:p text:style-name="P18"><text:span text:style-name="Source_20_Text">integration</text:span> </text:p>
        </text:list-item>
        <text:list-item>
          <text:p text:style-name="P18"><text:span text:style-name="Source_20_Text">development</text:span> </text:p>
        </text:list-item>
        <text:list-item>
          <text:p text:style-name="P18"><text:span text:style-name="Source_20_Text">dev/{issue or feature}</text:span> </text:p>
        </text:list-item>
        <text:list-item>
          <text:p text:style-name="P5"><text:span text:style-name="Source_20_Text">hotfix/{issue}</text:span> </text:p>
        </text:list-item>
      </text:list>
      <text:list xml:id="list6639279400933548954" text:style-name="L5">
        <text:list-item>
          <text:p text:style-name="P6">Use of pull requests is up to individual repo development groups. It is recommended that pull requests (e.g., from <text:span text:style-name="Source_20_Text">dev/&lt;feature&gt;</text:span> to <text:span text:style-name="Source_20_Text">development</text:span>) are reviewed by at minimum the CogE for the repository, and hopefully more. Code should be reviewed for style compliance, adequate testing, and possible bugs. </text:p>
        </text:list-item>
      </text:list>
      <text:h text:style-name="P2" text:outline-level="1"><text:soft-page-break/>GitHub Issue Workflow</text:h>
      <text:p text:style-name="Text_20_body">GitHub Issues, Milestones, and Boards are used to keep track of feature requests, bugs, delivery dates, and design questions. When used consistently across repositories, they are particularly useful for managing inter-module dependencies. Use issues liberally, whenever a bug/feature request comes up or there is an unanswered question that needs to be discussed. Even if the issue is one that you will likely resolve, create an issue for team visibility and redundancy.</text:p>
      <text:h text:style-name="Heading_20_2" text:outline-level="2"><text:bookmark text:name="user-content-labels"/>Labels</text:h>
      <text:p text:style-name="Text_20_body">Make sure your repository has at least each of the following labels. When creating a GitHub issue, assign labels as described:</text:p>
      <text:list xml:id="list66376269828969681" text:style-name="L6">
        <text:list-item>
          <text:p text:style-name="P19"><text:span text:style-name="Strong_20_Emphasis">question</text:span>: Use when you are looking for input from other members of the team on how to implement/fix/design something. This tag will be used to filter out unresolved design discussions </text:p>
        </text:list-item>
        <text:list-item>
          <text:p text:style-name="P19"><text:span text:style-name="Strong_20_Emphasis">enhancement</text:span>: Use to label major features that affect external customers, either due to API/usage changes, or additional capabilities. If an issue is part of an epic, only the epic should be labeled with the enhancement tag </text:p>
        </text:list-item>
        <text:list-item>
          <text:p text:style-name="P7"><text:span text:style-name="Strong_20_Emphasis">wontfix</text:span>: Use this label when it has been <text:span text:style-name="T2">decided</text:span> that a feature request/bug won't be implemented/fixed (for the foreseeable future). Should be used at the time of closing the issue, with a description of why. This will be used to potentially review abandoned issues that might be readdressed. </text:p>
        </text:list-item>
      </text:list>
      <text:p text:style-name="Text_20_body">It is recommended that you delete the following default GitHub labels:</text:p>
      <text:list xml:id="list8370414578273692172" text:style-name="L7">
        <text:list-item>
          <text:p text:style-name="P20"><text:span text:style-name="Strong_20_Emphasis">bug</text:span>: Issues are generally bugs by default unless otherwise specified </text:p>
        </text:list-item>
        <text:list-item>
          <text:p text:style-name="P20"><text:span text:style-name="Strong_20_Emphasis">help wanted</text:span>: Discussions of who should help/work on an issue are best handled in person, as a group </text:p>
        </text:list-item>
        <text:list-item>
          <text:p text:style-name="P20"><text:span text:style-name="Strong_20_Emphasis">invalid</text:span>: It is unlikely you will need to distinguish between resolved issues and unreproducible bugs </text:p>
        </text:list-item>
        <text:list-item>
          <text:p text:style-name="P8"><text:span text:style-name="Strong_20_Emphasis">duplicate</text:span>: If an issue is a duplicate, just link to the duplicate issue and close it. We do not run analyses on number of issues closed </text:p>
        </text:list-item>
      </text:list>
      <text:h text:style-name="Heading_20_2" text:outline-level="2"><text:bookmark text:name="user-content-milestones"/>Milestones</text:h>
      <text:p text:style-name="Text_20_body">Be conservative with milestones. Project-wide milestones are used to track high impact delivery dates. You may use additional milestones for repo-specific deadlines as needed. However, it is recommended that you use boards/pipelines for managing day-to-day and week-to-week progress.</text:p>
      <text:p text:style-name="Text_20_body">Do not change milestone due dates once they pass. A due date should reflect the first time the group agreed on a due date for an issue. If we don't know when we overestimate our capabilities, we can't improve our estimation.</text:p>
      <text:h text:style-name="Heading_20_3" text:outline-level="3"><text:soft-page-break/>Creating a New Issue</text:h>
      <text:list xml:id="list3030650019836148322" text:style-name="L8">
        <text:list-item>
          <text:p text:style-name="P21">Whenever a bug, feature request, or discussion point comes up, create a GitHub issue. </text:p>
        </text:list-item>
        <text:list-item>
          <text:p text:style-name="P21">Label it appropriately </text:p>
        </text:list-item>
        <text:list-item>
          <text:p text:style-name="P21">Associate it with a particular milestone, if any (Note: generally, you should not decide a milestone at the time of creating an issue, unless you know with certainty that it must be included in that milestone) </text:p>
        </text:list-item>
        <text:list-item>
          <text:p text:style-name="P9">If this issue involves multiple repositories, or can be broken down into discrete <text:span text:style-name="T2">sub-tasks</text:span>, convert it into an epic </text:p>
        </text:list-item>
      </text:list>
      <text:list xml:id="list6215625740565956945" text:style-name="L9">
        <text:list-item>
          <text:p text:style-name="P10">Repeat the issue procedure for each associated task, and make it part of this epic </text:p>
        </text:list-item>
      </text:list>
      <text:h text:style-name="Heading_20_3" text:outline-level="3">Working on Issues</text:h>
      <text:p text:style-name="Text_20_body">When it is time to start working on your project, refer to your project board:</text:p>
      <text:list xml:id="list3992880586699440370" text:style-name="L10">
        <text:list-item>
          <text:p text:style-name="P22">Pick an issue from the "To Do" board. Issues on top are highest priority. Do not pick issues assigned to someone else without talking to that person first. Prioritize issues assigned to yourself. </text:p>
        </text:list-item>
        <text:list-item>
          <text:p text:style-name="P22">Assign the issue to yourself </text:p>
        </text:list-item>
        <text:list-item>
          <text:p text:style-name="P22">Move it to "In Progress" </text:p>
        </text:list-item>
        <text:list-item>
          <text:p text:style-name="P22">Refer to <text:span text:style-name="T1">Git Workflow </text:span>for checking in code </text:p>
        </text:list-item>
        <text:list-item>
          <text:p text:style-name="P11">Once committed, move the issue to "Done" </text:p>
        </text:list-item>
      </text:list>
      <text:h text:style-name="Heading_20_3" text:outline-level="3">Boards</text:h>
      <text:list xml:id="list8901449100375850554" text:style-name="L11">
        <text:list-item>
          <text:p text:style-name="P23"><text:span text:style-name="Strong_20_Emphasis">New Issues</text:span>: Issues that have not been classified yet </text:p>
        </text:list-item>
        <text:list-item>
          <text:p text:style-name="P23"><text:span text:style-name="Strong_20_Emphasis">Icebox</text:span>: Issues to not do now, but revisit in the future (3+ months) </text:p>
        </text:list-item>
        <text:list-item>
          <text:p text:style-name="P23"><text:span text:style-name="Strong_20_Emphasis">Backlog</text:span>: Issues that we want to do soon, but longer than your meeting cycle </text:p>
        </text:list-item>
        <text:list-item>
          <text:p text:style-name="P23"><text:span text:style-name="Strong_20_Emphasis">To Do</text:span>: Issues that will be taken care of within the next meeting cycle </text:p>
        </text:list-item>
        <text:list-item>
          <text:p text:style-name="P23"><text:span text:style-name="Strong_20_Emphasis">In Progress</text:span>: Issues that are currently being worked on by someone (uncommitted/unmerged code, discussion in progress) </text:p>
        </text:list-item>
        <text:list-item>
          <text:p text:style-name="P23"><text:span text:style-name="Strong_20_Emphasis">Done</text:span>: Issues that team members have completed but have not been agreed upon by the group or have not yet been merged in to the main branch and released. </text:p>
        </text:list-item>
        <text:list-item>
          <text:p text:style-name="P12"><text:span text:style-name="Strong_20_Emphasis">Closed</text:span>: Issues that the group has agreed are done, or has been merged into the main branch and released. </text:p>
        </text:list-item>
      </text:list>
      <text:h text:style-name="Heading_20_3" text:outline-level="3">Weekly Board Management</text:h>
      <text:p text:style-name="Text_20_body">Each subgroup within <text:span text:style-name="T1">your project</text:span> should have a weekly meeting to review the status of their issues. During this meeting, keep an eye on upcoming milestones and issues that are associated with them. Milestones should help in deciding what needs to be done this week.</text:p>
      <text:list xml:id="list5781931098462748909" text:style-name="L12">
        <text:list-item>
          <text:p text:style-name="P24">Review items in "Done". If the group agrees they are done, assign them to their release milestone and move to "Closed". If not, clarify what still needs to be done and move it back to <text:soft-page-break/>"To Do". If there are additional tasks that need to be done to consider this issue closed, convert it into an epic, make additional issues, and link them to this epic. </text:p>
        </text:list-item>
        <text:list-item>
          <text:p text:style-name="P24">Review items in "In Progress". See if there are any bottlenecks. If it is actively being worked on, leave it in "In Progress", otherwise move it back to "To Do" </text:p>
        </text:list-item>
        <text:list-item>
          <text:p text:style-name="P24">Review items in "New Issues". Decide whether any should be added to this week's "To Do" list or placed in the "Backlog", or put in the "Icebox" </text:p>
        </text:list-item>
        <text:list-item>
          <text:p text:style-name="P24">Review items in "To Do". Decide whether this issue is still a priority for the following week. If not, move it to "Backlog". Sort the list in descending priority. </text:p>
        </text:list-item>
        <text:list-item>
          <text:p text:style-name="P13">If time allows, review items in "Backlog". Decide whether any should be moved to "To Do" for this week. </text:p>
        </text:list-item>
      </text:list>
      <text:h text:style-name="Heading_20_2" text:outline-level="2">Change Logs</text:h>
      <text:p text:style-name="Text_20_body">We follow the format as described by this specification: <text:a xlink:type="simple" xlink:href="http://keepachangelog.com/en/0.3.0/" text:style-name="Internet_20_link" text:visited-style-name="Visited_20_Internet_20_Link">http://keepachangelog.com/en/0.3.0/</text:a>. The change log should be at the top level directory and named <text:span text:style-name="Source_20_Text">CHANGELOG.md</text:span>.</text:p>
      <text:p text:style-name="Text_20_body">Here is an example from <text:span text:style-name="Source_20_Text">trace/executive</text:span> for the 1.3.0 release:</text:p>
      <text:h text:style-name="Heading_20_3" text:outline-level="3"><text:bookmark text:name="user-content-header"/>Header</text:h>
      <text:p text:style-name="Text_20_body">Always included at the top is the following information:</text:p>
      <text:p text:style-name="Preformatted_20_Text"><text:span text:style-name="Source_20_Text"># Change Log</text:span></text:p>
      <text:p text:style-name="Preformatted_20_Text"><text:span text:style-name="Source_20_Text">All notable changes to this project will be documented in this file.</text:span></text:p>
      <text:p text:style-name="Preformatted_20_Text"/>
      <text:p text:style-name="P1"><text:span text:style-name="Source_20_Text">The format is based on [Keep a Changelog](http://keepachangelog.com/) and this project adheres to [Semantic Versioning](http://semver.org/).</text:span></text:p>
      <text:h text:style-name="Heading_20_3" text:outline-level="3">Release Information</text:h>
      <text:p text:style-name="Text_20_body">The release information containers a header with the release version number and date. It is then followed by subsections <text:span text:style-name="Source_20_Text">Added</text:span> for new functionality in the software module, <text:span text:style-name="Source_20_Text">Fixed</text:span> for bug fixes, <text:span text:style-name="Source_20_Text">Changed</text:span> for changes to existing functionality, <text:span text:style-name="Source_20_Text">Deprecated</text:span> for functionality that should no longer be used, and <text:span text:style-name="Source_20_Text">Removed</text:span> for functionality that has been removed entirely. Make sure that each line item has a useful and understandable description.</text:p>
      <text:p text:style-name="Preformatted_20_Text"><text:span text:style-name="Source_20_Text">## [1.3.0] - 2017-03-14</text:span></text:p>
      <text:p text:style-name="Preformatted_20_Text"><text:span text:style-name="Source_20_Text">### Added</text:span></text:p>
      <text:p text:style-name="Preformatted_20_Text"><text:span text:style-name="Source_20_Text">- Outcome type to encapsulate more than just ```OK``` and ```EXCEPTION```</text:span></text:p>
      <text:p text:style-name="Preformatted_20_Text"><text:span text:style-name="Source_20_Text">- types/ header files, for example, StatusCode as used in the Outcome</text:span></text:p>
      <text:p text:style-name="Preformatted_20_Text"><text:span text:style-name="Source_20_Text">- Copy constructors to replace odd ```COPY_SUPPORT_FUNCTIONS``` constructs</text:span></text:p>
      <text:p text:style-name="Preformatted_20_Text"><text:span text:style-name="Source_20_Text">- Two new command-line options: (1) ```---connector``` to define a base connector for logging and heartbeats, (2) ```--connectors``` for a list of connectors available for use in a mission, base conector is automatically included</text:span></text:p>
      <text:p text:style-name="Preformatted_20_Text"><text:span text:style-name="Source_20_Text">- Support for ConnectorUserTasks, which request a reply from an operator</text:span></text:p>
      <text:p text:style-name="Preformatted_20_Text"/>
      <text:p text:style-name="Preformatted_20_Text"><text:span text:style-name="Source_20_Text">### Fixed</text:span></text:p>
      <text:p text:style-name="Preformatted_20_Text"><text:span text:style-name="Source_20_Text">- TimerIntermediateCatchEvent now uses ```try/catch``` to check the duration value before use</text:span></text:p>
      <text:p text:style-name="Preformatted_20_Text"><text:soft-page-break/><text:span text:style-name="Source_20_Text">- Parser correctly extracts signal, message references for ```StartEvent```</text:span></text:p>
      <text:p text:style-name="Preformatted_20_Text"/>
      <text:p text:style-name="Preformatted_20_Text"><text:span text:style-name="Source_20_Text">### Changed</text:span></text:p>
      <text:p text:style-name="Preformatted_20_Text"><text:span text:style-name="Source_20_Text">- All ```ProcessModelNode``` now output ```Outcome``` on activity.</text:span></text:p>
      <text:p text:style-name="Preformatted_20_Text"><text:span text:style-name="Source_20_Text">- All ```ProcessModelNode``` are called using ```execute()```, instead of ```start()```</text:span></text:p>
      <text:p text:style-name="Preformatted_20_Text"><text:span text:style-name="Source_20_Text">- ```TimerIntermediateCatchEvent```, ```IntermediateCatchEvent``` no longer busy waits, but rather waits on an external signal (or timeout)</text:span></text:p>
      <text:p text:style-name="Preformatted_20_Text"><text:span text:style-name="Source_20_Text">- All other busy-waits have been removed in favor of ```wait()``` on ```condition_variable```</text:span></text:p>
      <text:p text:style-name="Preformatted_20_Text"><text:span text:style-name="Source_20_Text">- Moved boundary event catching into ```Activity``` from ```Token```</text:span></text:p>
      <text:p text:style-name="Preformatted_20_Text"><text:span text:style-name="Source_20_Text">- Connector API uses ```Outcome``` in favor of ```Types::ExitStatusCode```</text:span></text:p>
      <text:p text:style-name="Preformatted_20_Text"><text:span text:style-name="Source_20_Text">- Renamed ```ProcessEngine``` to ```ExecutionEngine```</text:span></text:p>
      <text:p text:style-name="Preformatted_20_Text"/>
      <text:p text:style-name="Preformatted_20_Text"><text:span text:style-name="Source_20_Text">### Deprecated</text:span></text:p>
      <text:p text:style-name="Preformatted_20_Text"><text:span text:style-name="Source_20_Text">- Class support for directly calling registered derived classes of ```UserTask``` and ```ServiceTask```</text:span></text:p>
      <text:p text:style-name="Preformatted_20_Text"><text:span text:style-name="Source_20_Text">- Registry for class support, instantiating processs model nodes by string class name</text:span></text:p>
      <text:p text:style-name="Preformatted_20_Text"/>
      <text:p text:style-name="Preformatted_20_Text"><text:span text:style-name="Source_20_Text">### Removed</text:span></text:p>
      <text:p text:style-name="Preformatted_20_Text"><text:span text:style-name="Source_20_Text">- Legacy source and header files (e.g. ```util/Transform.{cpp,hpp}```)</text:span></text:p>
      <text:p text:style-name="P1"><text:span text:style-name="Source_20_Text">- ```COPY_SUPPORT_FUNCTIONS``` were removed in favor of copy constructors</text:span></text:p>
      <text:h text:style-name="P2" text:outline-level="1">In Your Code</text:h>
      <text:h text:style-name="Heading_20_2" text:outline-level="2"><text:bookmark text:name="user-content-style"/>Style</text:h>
      <text:p text:style-name="Text_20_body">Use of the <text:a xlink:type="simple" xlink:href="https://google.github.io/styleguide/cppguide.html" text:style-name="Internet_20_link" text:visited-style-name="Visited_20_Internet_20_Link">Google Style Guide</text:a> is encouraged. It is recommended that the base-level README.md in each repository outlines style guides and development best practices for that repository.</text:p>
      <text:p text:style-name="Text_20_body">** TODO: Call out particular style elements we think are important and/or where we are OK deviating, if applicable **</text:p>
      <text:h text:style-name="Heading_20_2" text:outline-level="2">Comments and Doxygen</text:h>
      <text:p text:style-name="Text_20_body">All C and C++ code should be commented using the Doxygen syntax for the generation of Doxygen documentation. The Doxygen comment format used shall be a multi-line comment block starting with two asterisks:</text:p>
      <text:p text:style-name="Preformatted_20_Text"><text:span text:style-name="Source_20_Text">/**</text:span></text:p>
      <text:p text:style-name="Preformatted_20_Text"><text:span text:style-name="Source_20_Text"><text:s/>* @brief</text:span></text:p>
      <text:p text:style-name="Preformatted_20_Text"><text:span text:style-name="Source_20_Text"><text:s/>* Represents a "channel" that data products can be published on. Can also be</text:span></text:p>
      <text:p text:style-name="Preformatted_20_Text"><text:span text:style-name="Source_20_Text"><text:s/>* thought of as a "topic" in a publish/subscribe model.</text:span></text:p>
      <text:p text:style-name="P1"><text:span text:style-name="Source_20_Text"><text:s/>*/</text:span></text:p>
      <text:p text:style-name="Text_20_body">All entities should at least have a <text:a xlink:type="simple" xlink:href="http://www.stack.nl/%7Edimitri/doxygen/manual/commands.html#cmdbrief" text:style-name="Internet_20_link" text:visited-style-name="Visited_20_Internet_20_Link"><text:span text:style-name="Source_20_Text">@brief</text:span></text:a> entry. Functions and methods (member functions) should have <text:a xlink:type="simple" xlink:href="http://www.stack.nl/%7Edimitri/doxygen/manual/commands.html#cmdparam" text:style-name="Internet_20_link" text:visited-style-name="Visited_20_Internet_20_Link"><text:span text:style-name="Source_20_Text">@param</text:span></text:a> entries for each argument and <text:a xlink:type="simple" xlink:href="http://www.stack.nl/%7Edimitri/doxygen/manual/commands.html#cmdreturn" text:style-name="Internet_20_link" text:visited-style-name="Visited_20_Internet_20_Link"><text:span text:style-name="Source_20_Text">@return</text:span></text:a> if the function return is not adequately described by the <text:span text:style-name="Source_20_Text">@brief</text:span> entry.</text:p>
      <text:h text:style-name="Heading_20_2" text:outline-level="2"><text:soft-page-break/>Physical Components</text:h>
      <text:p text:style-name="Text_20_body">Follow the concept of "physical components" being the combination of a header and a source file (i.e. <text:span text:style-name="Source_20_Text">super_algorithm.hpp</text:span> and <text:span text:style-name="Source_20_Text">super_algorithm.cpp</text:span>) so that we can manage dependencies between physical components.</text:p>
      <text:p text:style-name="Text_20_body">Each header should really just be one publicly exposed class, though it may contain auxiliary classes that are specific to that physical component. If an unexposed class is used for implementation then define it in the source file. The header file should only contain what you want to be accessible by other components. The header is the public facing side of the class so make sure you control the API accordingly.</text:p>
      <text:p text:style-name="Text_20_body">Even if no definitions need to be placed in a source file we include the header in an empty source file anyway to ensure the compiler checks the header for compilation errors.</text:p>
      <text:p text:style-name="Text_20_body">Do not place global <text:span text:style-name="Source_20_Text">using namespace</text:span> constructs in the header file. This causes global namespace pollution.</text:p>
      <text:p text:style-name="Text_20_body">Some of these concepts come from <text:a xlink:type="simple" xlink:href="https://people.mpi-inf.mpg.de/%7Ekettner/courses/lib_design_03/notes/large.html" text:style-name="Internet_20_link" text:visited-style-name="Visited_20_Internet_20_Link">John Lakos' Large Scale C++</text:a>.</text:p>
      <text:h text:style-name="Heading_20_2" text:outline-level="2">Include Order</text:h>
      <text:p text:style-name="Text_20_body">It's generally a good idea to sort headers from specific to general. This is to catch headers that do not themselves include headers they need. Consider the following example:</text:p>
      <text:p text:style-name="Preformatted_20_Text">// xylophone.hpp</text:p>
      <text:p text:style-name="Preformatted_20_Text">struct xylophone {</text:p>
      <text:p text:style-name="Preformatted_20_Text"><text:s text:c="2"/>std::vector&lt;int&gt; keys;</text:p>
      <text:p text:style-name="Preformatted_20_Text">};</text:p>
      <text:p text:style-name="Preformatted_20_Text"/>
      <text:p text:style-name="Preformatted_20_Text">// toddler.hpp</text:p>
      <text:p text:style-name="Preformatted_20_Text">#include &lt;vector&gt;</text:p>
      <text:p text:style-name="Preformatted_20_Text">#include "xylophone.hpp"</text:p>
      <text:p text:style-name="Preformatted_20_Text">struct toddler {</text:p>
      <text:p text:style-name="Preformatted_20_Text"><text:s text:c="2"/>std::vector&lt;xylophone&gt; toys;</text:p>
      <text:p text:style-name="P1">};</text:p>
      <text:p text:style-name="Text_20_body">Notice that <text:span text:style-name="Source_20_Text">xylophone</text:span> requires <text:span text:style-name="Source_20_Text">std::vector</text:span> but does not include the header. Here we just get lucky that <text:span text:style-name="Source_20_Text">toddler.hpp</text:span> includes <text:span text:style-name="Source_20_Text">vector</text:span> before including <text:span text:style-name="Source_20_Text">xylophone.hpp</text:span>. If the include order is reversed then we will get a compilation error because <text:span text:style-name="Source_20_Text">xylophone</text:span> will then not know what a <text:span text:style-name="Source_20_Text">std::vector</text:span> is at the point of definition. Sorting headers from specific to general helps catch these brittle include patterns.</text:p>
      <text:p text:style-name="Text_20_body">Another preference is to separate headers into the following sections:</text:p>
      <text:list xml:id="list1196576728758005861" text:style-name="L13">
        <text:list-item>
          <text:p text:style-name="P25">The header file associated with this source file. </text:p>
        </text:list-item>
        <text:list-item>
          <text:p text:style-name="P25">Project local headers, should use double quotes, should be co-located </text:p>
        </text:list-item>
        <text:list-item>
          <text:p text:style-name="P25">Project public includes, should use double quotes </text:p>
        </text:list-item>
        <text:list-item>
          <text:p text:style-name="P25">First party, should use angle braces </text:p>
        </text:list-item>
        <text:list-item>
          <text:p text:style-name="P25"><text:soft-page-break/>Third party, should use angle braces </text:p>
        </text:list-item>
        <text:list-item>
          <text:p text:style-name="P25">System headers, should use angle braces </text:p>
        </text:list-item>
        <text:list-item>
          <text:p text:style-name="P14">Standard library, should use angle braces </text:p>
        </text:list-item>
      </text:list>
      <text:p text:style-name="Text_20_body">Then within each section the includes are simply sorted. So for something like <text:span text:style-name="Source_20_Text">my_object.cpp</text:span>:</text:p>
      <text:p text:style-name="Preformatted_20_Text">#include "my_object.hpp"</text:p>
      <text:p text:style-name="Preformatted_20_Text"/>
      <text:p text:style-name="Preformatted_20_Text">#include "my_private_header.hpp"</text:p>
      <text:p text:style-name="Preformatted_20_Text"/>
      <text:p text:style-name="Preformatted_20_Text">#include &lt;boost/shared_ptr.hpp&gt;</text:p>
      <text:p text:style-name="Preformatted_20_Text">#include &lt;boost/variant.hpp&gt;</text:p>
      <text:p text:style-name="Preformatted_20_Text">#include &lt;boost/weak_ptr.hpp&gt;</text:p>
      <text:p text:style-name="Preformatted_20_Text">#include &lt;cppformat/format.h&gt;</text:p>
      <text:p text:style-name="Preformatted_20_Text">#include &lt;opencv2/core.hpp&gt;</text:p>
      <text:p text:style-name="Preformatted_20_Text">#include &lt;opencv2/ml.hpp&gt;</text:p>
      <text:p text:style-name="Preformatted_20_Text"/>
      <text:p text:style-name="Preformatted_20_Text">#include &lt;sys/socket.h&gt;</text:p>
      <text:p text:style-name="Preformatted_20_Text">#include &lt;sys/types.h&gt;</text:p>
      <text:p text:style-name="Preformatted_20_Text"/>
      <text:p text:style-name="Preformatted_20_Text">#include &lt;cmath&gt;</text:p>
      <text:p text:style-name="Preformatted_20_Text">#include &lt;cstdlib&gt;</text:p>
      <text:p text:style-name="Preformatted_20_Text">#include &lt;iostream&gt;</text:p>
      <text:p text:style-name="Preformatted_20_Text">#include &lt;sstream&gt;</text:p>
      <text:p text:style-name="P1">#include &lt;vector&gt;</text:p>
      <text:h text:style-name="Heading_20_2" text:outline-level="2">C++ Versus C</text:h>
      <text:p text:style-name="Text_20_body">Utilize <text:a xlink:type="simple" xlink:href="https://en.wikipedia.org/wiki/Resource_Acquisition_Is_Initialization" text:style-name="Internet_20_link" text:visited-style-name="Visited_20_Internet_20_Link">RAII</text:a> everywhere you can. There should generally be no naked <text:span text:style-name="Source_20_Text">new</text:span> and <text:span text:style-name="Source_20_Text">delete</text:span> calls unless wrapped in an RAII object (e.g. <text:a xlink:type="simple" xlink:href="http://www.boost.org/doc/libs/1_50_0/libs/smart_ptr/shared_ptr.htm" text:style-name="Internet_20_link" text:visited-style-name="Visited_20_Internet_20_Link">shared_ptr</text:a>, <text:a xlink:type="simple" xlink:href="http://www.boost.org/doc/libs/1_50_0/libs/smart_ptr/scoped_ptr.htm" text:style-name="Internet_20_link" text:visited-style-name="Visited_20_Internet_20_Link">scoped_ptr</text:a>, etc.).</text:p>
      <text:p text:style-name="Text_20_body">Another example is to not make direct calls to <text:span text:style-name="Source_20_Text">MPI_Type_commit</text:span> and <text:span text:style-name="Source_20_Text">MPI_Type_free</text:span>. Instead wrap it in a class and allow the constructor and destructor to handle it. That way clean up is automatically handled and tied to the lifetime of the wrapper class instance. Below is an example MPI type wrapper class.</text:p>
      <text:p text:style-name="Preformatted_20_Text">class ImageIdentifierMPIType {</text:p>
      <text:p text:style-name="Preformatted_20_Text">public:</text:p>
      <text:p text:style-name="Preformatted_20_Text"/>
      <text:p text:style-name="Preformatted_20_Text"><text:s text:c="4"/>ImageIdentifierMPIType()</text:p>
      <text:p text:style-name="Preformatted_20_Text"><text:s text:c="4"/>: data_type() {</text:p>
      <text:p text:style-name="Preformatted_20_Text"/>
      <text:p text:style-name="Preformatted_20_Text"><text:s text:c="8"/>MPI_Datatype membertypes[] = {</text:p>
      <text:p text:style-name="Preformatted_20_Text"><text:s text:c="12"/>MPI_INT,</text:p>
      <text:p text:style-name="Preformatted_20_Text"><text:s text:c="12"/>MPI_UINT32_T</text:p>
      <text:p text:style-name="Preformatted_20_Text"><text:s text:c="8"/>};</text:p>
      <text:p text:style-name="Preformatted_20_Text"/>
      <text:p text:style-name="Preformatted_20_Text"><text:s text:c="8"/>int blocklens[] = {</text:p>
      <text:p text:style-name="Preformatted_20_Text"><text:s text:c="12"/>1, 1,</text:p>
      <text:p text:style-name="Preformatted_20_Text"><text:s text:c="8"/>};</text:p>
      <text:p text:style-name="Preformatted_20_Text"/>
      <text:p text:style-name="Preformatted_20_Text"><text:s text:c="8"/>MPI_Aint displacements[] = {</text:p>
      <text:p text:style-name="Preformatted_20_Text"><text:s text:c="12"/>offsetof(ImageIdentifier, cam_no),</text:p>
      <text:p text:style-name="Preformatted_20_Text"><text:s text:c="12"/>offsetof(ImageIdentifier, frame_no),</text:p>
      <text:p text:style-name="Preformatted_20_Text"><text:soft-page-break/><text:s text:c="8"/>};</text:p>
      <text:p text:style-name="Preformatted_20_Text"/>
      <text:p text:style-name="Preformatted_20_Text"><text:s text:c="8"/>if (MPI_Type_create_struct(</text:p>
      <text:p text:style-name="Preformatted_20_Text"><text:s text:c="16"/>2,</text:p>
      <text:p text:style-name="Preformatted_20_Text"><text:s text:c="16"/>blocklens,</text:p>
      <text:p text:style-name="Preformatted_20_Text"><text:s text:c="16"/>displacements,</text:p>
      <text:p text:style-name="Preformatted_20_Text"><text:s text:c="16"/>membertypes,</text:p>
      <text:p text:style-name="Preformatted_20_Text"><text:s text:c="16"/>&amp;this-&gt;data_type) == MPI_SUCCESS) {</text:p>
      <text:p text:style-name="Preformatted_20_Text"><text:s text:c="12"/>MPI_Type_commit(&amp;this-&gt;data_type);</text:p>
      <text:p text:style-name="Preformatted_20_Text"><text:s text:c="8"/>}</text:p>
      <text:p text:style-name="Preformatted_20_Text"><text:s text:c="4"/>}</text:p>
      <text:p text:style-name="Preformatted_20_Text"/>
      <text:p text:style-name="Preformatted_20_Text"><text:s text:c="4"/>~Image_Identifier_MPI_Type() {</text:p>
      <text:p text:style-name="Preformatted_20_Text"><text:s text:c="8"/>MPI_Type_free(&amp;this-&gt;data_type);</text:p>
      <text:p text:style-name="Preformatted_20_Text"><text:s text:c="4"/>}</text:p>
      <text:p text:style-name="Preformatted_20_Text"/>
      <text:p text:style-name="Preformatted_20_Text"><text:s text:c="4"/>operator MPI_Datatype() const {</text:p>
      <text:p text:style-name="Preformatted_20_Text"><text:s text:c="8"/>return this-&gt;data_type;</text:p>
      <text:p text:style-name="Preformatted_20_Text"><text:s text:c="4"/>}</text:p>
      <text:p text:style-name="Preformatted_20_Text"/>
      <text:p text:style-name="Preformatted_20_Text">private:</text:p>
      <text:p text:style-name="Preformatted_20_Text"/>
      <text:p text:style-name="Preformatted_20_Text"><text:s text:c="4"/>MPI_Datatype data_type;</text:p>
      <text:p text:style-name="P1">};</text:p>
      <text:p text:style-name="Text_20_body">Avoid using the C API where possible. This means do not rely on <text:span text:style-name="Source_20_Text">&lt;math.h&gt;</text:span>, use <text:span text:style-name="Source_20_Text">&lt;cmath&gt;</text:span> and respect the <text:span text:style-name="Source_20_Text">std</text:span> namespace. Same applies to <text:span text:style-name="Source_20_Text">&lt;stdlib.h&gt;</text:span>, <text:span text:style-name="Source_20_Text">&lt;stdio.h&gt;</text:span>, etc.</text:p>
      <text:p text:style-name="Text_20_body">If you must use a C API (such as Linux shared memory <text:span text:style-name="Source_20_Text">&lt;sys/shmem.h&gt;</text:span>) then be careful to isolate the C API use. Do not leak C types, concepts, constructs, abstractions, etc. in your exposed interface.</text:p>
      <text:p text:style-name="Text_20_body">Avoid public member fields unless your class is truly Plain Old Data (POD). If it is POD then just make it a struct.</text:p>
      <text:p text:style-name="Text_20_body">Be liberal in your use of <text:span text:style-name="Source_20_Text">const</text:span>. If a method shouldn't be expected to modify a class from the API user's perspective then mark it as <text:span text:style-name="Source_20_Text">const</text:span>.</text:p>
      <text:h text:style-name="P2" text:outline-level="1">Unit and Regression Testing</text:h>
      <text:p text:style-name="Text_20_body">Code should be unit tested.</text:p>
      <text:p text:style-name="Text_20_body">All unit test executables will be registered as a test using CMake (see <text:a xlink:type="simple" xlink:href="https://cmake.org/cmake/help/v2.8.12/cmake.html#command:enable_testing" text:style-name="Internet_20_link" text:visited-style-name="Visited_20_Internet_20_Link"><text:span text:style-name="Source_20_Text">enable_testing()</text:span></text:a> and <text:a xlink:type="simple" xlink:href="https://cmake.org/cmake/help/v2.8.12/cmake.html#command:add_test" text:style-name="Internet_20_link" text:visited-style-name="Visited_20_Internet_20_Link"><text:span text:style-name="Source_20_Text">add_test()</text:span></text:a>) so that the entire test suite can be invoked using <text:span text:style-name="Source_20_Text">ctest -V</text:span> (or alternatively <text:span text:style-name="Source_20_Text">make test</text:span>).</text:p>
      <text:p text:style-name="P16">Those interested in utilizing a unit test framework (for single executable, test case separation, and assertion macros) will <text:span text:style-name="Emphasis">not</text:span> utilize the <text:span text:style-name="Source_20_Text">gtest</text:span> and <text:span text:style-name="Source_20_Text">gtest-devel</text:span> packages available on EPEL for the EL7 environment due to linking concerns (see <text:a xlink:type="simple" xlink:href="https://github.com/google/googletest/blob/master/googletest/docs/FAQ.md#why-is-it-not-recommended-to-install-a-pre-compiled-copy-of-google-test-for-example-into-usrlocal" text:style-name="Internet_20_link" text:visited-style-name="Visited_20_Internet_20_Link">the </text:a><text:a xlink:type="simple" xlink:href="https://github.com/google/googletest/blob/master/googletest/docs/FAQ.md#why-is-it-not-recommended-to-install-a-pre-compiled-copy-of-google-test-for-example-into-usrlocal" text:style-name="Internet_20_link" text:visited-style-name="Visited_20_Internet_20_Link"><text:span text:style-name="Source_20_Text">googletest</text:span></text:a><text:a xlink:type="simple" xlink:href="https://github.com/google/googletest/blob/master/googletest/docs/FAQ.md#why-is-it-not-recommended-to-install-a-pre-compiled-copy-of-google-test-for-example-into-usrlocal" text:style-name="Internet_20_link" text:visited-style-name="Visited_20_Internet_20_Link"> FAQ</text:a> for more information). Instead utilize the much simpler <text:a xlink:type="simple" xlink:href="https://github.com/onqtam/doctest" text:style-name="Internet_20_link" text:visited-style-name="Visited_20_Internet_20_Link"><text:span text:style-name="Source_20_Text">doctest</text:span></text:a> library.</text:p>
      <text:p text:style-name="P16"><text:soft-page-break/>To use simply add a <text:span text:style-name="Source_20_Text">BuildRequires: doctest-devel</text:span> line to your <text:span text:style-name="Source_20_Text">rpmpackage.spec</text:span>, install it in your development environment (<text:span text:style-name="Source_20_Text">sudo dnf install doctest-devel</text:span>), and add <text:span text:style-name="Source_20_Text">#include &lt;doctest/doctest.h&gt;</text:span> to your test sources. You can have doctest implement a <text:span text:style-name="Source_20_Text">main()</text:span> function for you by defining <text:span text:style-name="Source_20_Text">DOCTEST_CONFIG_IMPLEMENT_WITH_MAIN</text:span> (see <text:a xlink:type="simple" xlink:href="https://github.com/onqtam/doctest/blob/1.1.3/doc/markdown/configuration.md#doctest_config_implement_with_main" text:style-name="Internet_20_link" text:visited-style-name="Visited_20_Internet_20_Link">here</text:a> for more details). See <text:a xlink:type="simple" xlink:href="https://github.com/onqtam/doctest/blob/1.1.3/doc/markdown/assertions.md" text:style-name="Internet_20_link" text:visited-style-name="Visited_20_Internet_20_Link">here</text:a> for the simple set of assertion macros available including <text:a xlink:type="simple" xlink:href="https://github.com/onqtam/doctest/blob/1.1.3/doc/markdown/assertions.md#floating-point-comparisons" text:style-name="Internet_20_link" text:visited-style-name="Visited_20_Internet_20_Link">how to handle floating point comparisons</text:a>.</text:p>
      <text:p text:style-name="Text_20_body"/>
      <text:h text:style-name="P2" text:outline-level="1">Making Good Commits</text:h>
      <text:p text:style-name="Text_20_body">A good commit should be a single, logically independent unit of change. Do <text:span text:style-name="Emphasis">NOT</text:span> work for ten days without committing something and then simply commit an incoherent blob of change. If a change can be isolated, do so and commit it. <text:span text:style-name="Source_20_Text">git</text:span> helps facilitate this by support staging changes before committing. Do take advantage of the interactive patch selection for staging/adding (<text:span text:style-name="Source_20_Text">git add -p ...</text:span>), unstaging (<text:span text:style-name="Source_20_Text">git reset -p HEAD ...</text:span>), discarding (<text:span text:style-name="Source_20_Text">git checkout -p ...</text:span>, remember this is a dangerous operation), and committing (<text:span text:style-name="Source_20_Text">git commit -p ...</text:span>). If you feel like your change is too big try to break it up using the patch operations. Also try to ensure that the state of the repository after your commit is valid and working.</text:p>
      <text:p text:style-name="Text_20_body">Also be wary about how your commit messages are formatted. See the following links for suggested commit message styles:</text:p>
      <text:list xml:id="list4586841980771081401" text:style-name="L14">
        <text:list-item>
          <text:p text:style-name="P26"><text:a xlink:type="simple" xlink:href="https://chris.beams.io/posts/git-commit/" text:style-name="Internet_20_link" text:visited-style-name="Visited_20_Internet_20_Link">https://chris.beams.io/posts/git-commit/</text:a> </text:p>
        </text:list-item>
        <text:list-item>
          <text:p text:style-name="P15"><text:a xlink:type="simple" xlink:href="http://tbaggery.com/2008/04/19/a-note-about-git-commit-messages.html" text:style-name="Internet_20_link" text:visited-style-name="Visited_20_Internet_20_Link">http://tbaggery.com/2008/04/19/a-note-about-git-commit-messages.html</text:a> </text:p>
        </text:list-item>
      </text:list>
      <text:p text:style-name="Text_20_body">Don't be afraid of single line commits if the changes is worth describing (and thus can be given its own commit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7:06:59.219260700</meta:creation-date>
    <dc:date>2017-10-23T17:34:21.074234881</dc:date>
    <meta:editing-duration>PT6M20S</meta:editing-duration>
    <meta:editing-cycles>2</meta:editing-cycles>
    <meta:generator>LibreOffice/5.2.7.2$Linux_X86_64 LibreOffice_project/20$Build-2</meta:generator>
    <meta:document-statistic meta:table-count="0" meta:image-count="0" meta:object-count="0" meta:page-count="10" meta:paragraph-count="214" meta:word-count="3013" meta:character-count="19244" meta:non-whitespace-character-count="16186"/>
  </office:meta>
</office:document-meta>
</file>